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7.504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draw:auto-grow-height="true" fo:min-height="13.501cm"/>
    </style:style>
    <style:style style:name="pr5" style:family="presentation" style:parent-style-name="Android1-outline1">
      <style:graphic-properties draw:fill-color="#ffffff" fo:min-height="14.136cm"/>
    </style:style>
    <style:style style:name="pr6" style:family="presentation" style:parent-style-name="Android1-title">
      <style:graphic-properties draw:auto-grow-height="true" fo:min-height="3.507cm"/>
    </style:style>
    <style:style style:name="pr7" style:family="presentation" style:parent-style-name="Android1-outline1">
      <style:graphic-properties fo:min-height="13.609cm"/>
    </style:style>
    <style:style style:name="pr8" style:family="presentation" style:parent-style-name="Android1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1.2cm" fo:margin-right="0cm" fo:text-indent="-0.9cm"/>
      <style:text-properties fo:font-family="Abscissa" style:font-pitch="variable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17.504cm" svg:x="1.4cm" svg:y="1.27cm" presentation:class="subtitle" presentation:user-transformed="true">
          <draw:text-box>
            <text:p text:style-name="P1"><text:span text:style-name="T1">Android Internal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1" presentation:presentation-page-layout-name="AL2T6" draw:id="id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inux</text:p>
          </draw:text-box>
        </draw:frame>
        <draw:frame presentation:style-name="pr4" draw:text-style-name="P4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1">2.6 Kernel</text:p>
                <text:list>
                  <text:list-item>
                    <text:p>Specific patchlevel varies by OS release, device</text:p>
                    <text:list>
                      <text:list-item>
                        <text:p>E.g., Nexus S 2.3.4 = 2.6.35.7-ge382d80</text:p>
                      </text:list-item>
                    </text:list>
                  </text:list-item>
                </text:list>
              </text:list-item>
              <text:list-item>
                <text:p>Android Modifications</text:p>
                <text:list>
                  <text:list-item>
                    <text:p>Notable: wakelocks</text:p>
                  </text:list-item>
                  <text:list-item>
                    <text:p>Some contention for mainstreaming these<text:line-break/>mods into Linux proper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1" presentation:presentation-page-layout-name="AL2T6" draw:id="id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inux</text:p>
          </draw:text-box>
        </draw:frame>
        <draw:frame presentation:style-name="pr4" draw:text-style-name="P4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1">Drivers</text:p>
                <text:list>
                  <text:list-item>
                    <text:p>Some open source, in the Android Open Source Project</text:p>
                  </text:list-item>
                  <text:list-item>
                    <text:p>Some proprietary</text:p>
                    <text:list>
                      <text:list-item>
                        <text:p>Radios, screens, etc.</text:p>
                      </text:list-item>
                      <text:list-item>
                        <text:p>Licensed by device manufacturers from<text:line-break/>component manufacturers</text:p>
                      </text:list-item>
                      <text:list-item>
                        <text:p>Makes pure open source device difficul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1" presentation:presentation-page-layout-name="AL2T6" draw:id="id4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inux</text:p>
          </draw:text-box>
        </draw:frame>
        <draw:frame presentation:style-name="pr4" draw:text-style-name="P4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1">Userland: Atypical</text:p>
                <text:list>
                  <text:list-item>
                    <text:p>Binaries in different location than standard /usr</text:p>
                  </text:list-item>
                  <text:list-item>
                    <text:p>Relatively few included</text:p>
                  </text:list-item>
                  <text:list-item>
                    <text:p>Can run specially-cross-compiled userland binaries</text:p>
                    <text:list>
                      <text:list-item>
                        <text:p>E.g., busybox</text:p>
                      </text:list-item>
                    </text:list>
                  </text:list-item>
                  <text:list-item>
                    <text:p>Not designed for end users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1" presentation:presentation-page-layout-name="AL2T6" draw:id="id5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Notable System-Level Additions</text:p>
          </draw:text-box>
        </draw:frame>
        <draw:frame presentation:style-name="pr4" draw:text-style-name="P4" draw:layer="layout" svg:width="24.635cm" svg:height="13.989cm" svg:x="1.4cm" svg:y="4.914cm" presentation:class="outline" presentation:user-transformed="true">
          <draw:text-box>
            <text:list text:style-name="L2">
              <text:list-item>
                <text:p>bionic</text:p>
                <text:list>
                  <text:list-item>
                    <text:p>Slimmed down edition of libc</text:p>
                  </text:list-item>
                  <text:list-item>
                    <text:p>Causes occasional compatibility issue when bringing over other C/C++ code</text:p>
                  </text:list-item>
                </text:list>
              </text:list-item>
              <text:list-item>
                <text:p>OpenBinder</text:p>
                <text:list>
                  <text:list-item>
                    <text:p>IPC mechanism</text:p>
                  </text:list-item>
                  <text:list-item>
                    <text:p>Underlies Intent system</text:p>
                  </text:list-item>
                  <text:list-item>
                    <text:p>Used for cross-service communication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1" presentation:presentation-page-layout-name="AL2T6" draw:id="id6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Notable Third-Party Components</text:p>
          </draw:text-box>
        </draw:frame>
        <draw:frame presentation:style-name="pr4" draw:text-style-name="P4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1">WebKit (Web renderer)</text:p>
              </text:list-item>
              <text:list-item>
                <text:p text:style-name="P1">BlueZ (Bluetooth)</text:p>
              </text:list-item>
              <text:list-item>
                <text:p text:style-name="P1">SQLite (database)</text:p>
              </text:list-item>
              <text:list-item>
                <text:p text:style-name="P1">Many common Linux libraries (libz, libpng, etc.)</text:p>
              </text:list-item>
              <text:list-item>
                <text:p text:style-name="P1">OpenCORE (multimedia)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1" presentation:presentation-page-layout-name="AL2T6" draw:id="id7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Dalvik</text:p>
          </draw:text-box>
        </draw:frame>
        <draw:frame presentation:style-name="pr4" draw:text-style-name="P4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1">Bytecode Interpreter and JIT Compiler</text:p>
                <text:list>
                  <text:list-item>
                    <text:p>Runs different bytecode than Java</text:p>
                  </text:list-item>
                  <text:list-item>
                    <text:p>Uses bytecode cross-compiler to get Dalvik bytecode out of Java bytecode</text:p>
                  </text:list-item>
                </text:list>
              </text:list-item>
              <text:list-item>
                <text:p>Unique to Android</text:p>
                <text:list>
                  <text:list-item>
                    <text:p>Independent implementation...we hope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1" presentation:presentation-page-layout-name="AL3T1" draw:id="id8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Dalvik</text:p>
          </draw:text-box>
        </draw:frame>
        <draw:frame presentation:style-name="pr5" draw:text-style-name="P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1">Why?</text:p>
                <text:list>
                  <text:list-item>
                    <text:p>Aggressive copy-on-write memory sharing between processes</text:p>
                    <text:list>
                      <text:list-item>
                        <text:p>Goal: Lots of applications in little RAM, to allow Linux user/file/process security to be leveraged</text:p>
                      </text:list-item>
                    </text:list>
                  </text:list-item>
                  <text:list-item>
                    <text:p>Register-based vs. stack-based</text:p>
                    <text:list>
                      <text:list-item>
                        <text:p>Apparently works better in mobile environmen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1" presentation:presentation-page-layout-name="AL3T1" draw:id="id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Dalvik</text:p>
          </draw:text-box>
        </draw:frame>
        <draw:frame presentation:style-name="pr5" draw:text-style-name="P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Ramifications</text:p>
                <text:list>
                  <text:list-item>
                    <text:p>Must convert bytecode</text:p>
                    <text:list>
                      <text:list-item>
                        <text:p>JVM interpreters doing Java bytecode JIT need to turn off that optimization or offer a Dalvik equivalent</text:p>
                      </text:list-item>
                      <text:list-item>
                        <text:p>Cannot just download a JAR dynamically and run, since a JAR is the wrong bytecode, and no on-device bytecode conversion available</text:p>
                      </text:list-item>
                    </text:list>
                  </text:list-item>
                  <text:list-item>
                    <text:p>Possible compatibility flaws</text:p>
                    <text:list>
                      <text:list-item>
                        <text:p>None known, but always a risk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1" presentation:presentation-page-layout-name="AL3T1" draw:id="id1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re Libraries &amp; App Framework</text:p>
          </draw:text-box>
        </draw:frame>
        <draw:frame presentation:style-name="pr5" draw:text-style-name="P6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Class Library</text:p>
                <text:list>
                  <text:list-item>
                    <text:p>All of the android.* classes</text:p>
                    <text:list>
                      <text:list-item>
                        <text:p>Ones in the SDK</text:p>
                      </text:list-item>
                      <text:list-item>
                        <text:p>Ones internal-use-only</text:p>
                      </text:list-item>
                    </text:list>
                  </text:list-item>
                  <text:list-item>
                    <text:p>SDK and @hide</text:p>
                    <text:list>
                      <text:list-item>
                        <text:p>Classes on device have more public methods and<text:line-break/>data members than are visible</text:p>
                      </text:list-item>
                      <text:list-item>
                        <text:p>@hide annotation used to create android.jar<text:line-break/>that is used for compilation proces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1" presentation:presentation-page-layout-name="AL3T1" draw:id="id1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tibility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mpatibility Definition Document (CDD)</text:p>
                <text:list>
                  <text:list-item>
                    <text:p>Written spec</text:p>
                  </text:list-item>
                </text:list>
              </text:list-item>
              <text:list-item>
                <text:p>Compatibility Test Suite (CTS)</text:p>
                <text:list>
                  <text:list-item>
                    <text:p>JUnit-based test battery to run on actual device</text:p>
                  </text:list-item>
                </text:list>
              </text:list-item>
              <text:list-item>
                <text:p>Must pass both to qualify for Android Market</text:p>
                <text:list>
                  <text:list-item>
                    <text:p>Upshot: lots of Android devices sans Market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1" presentation:presentation-page-layout-name="AL3T1" draw:id="id1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ooting and Modding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Rooting = Obtaining Superuser Access</text:p>
                <text:list>
                  <text:list-item>
                    <text:p>Usually by finding some backdoor that can be exploited via desktop tools when tethered</text:p>
                  </text:list-item>
                  <text:list-item>
                    <text:p>Have complete access to entire device</text:p>
                  </text:list-item>
                </text:list>
              </text:list-item>
              <text:list-item>
                <text:p>Modding = Alternative Firmware</text:p>
                <text:list>
                  <text:list-item>
                    <text:p>Usually a blend of existing device firmware,<text:line-break/>AOSP, and other contributions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Android1-title">
      <style:graphic-properties draw:fill-color="#ffffff" draw:auto-grow-height="false" fo:min-height="3.507cm"/>
    </style:style>
    <style:style style:name="Mpr12" style:family="presentation" style:parent-style-name="Android1-outline1">
      <style:graphic-properties draw:fill-color="#ffffff" draw:auto-grow-height="false" fo:min-height="13.86cm"/>
    </style:style>
    <style:style style:name="Mpr13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5.87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 draw:page-number="1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draw:frame presentation:style-name="Mpr1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12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3" draw:text-style-name="MP9" draw:layer="backgroundobjects" svg:width="8.875cm" svg:height="1.448cm" svg:x="9.576cm" svg:y="19.131cm" presentation:class="footer">
        <draw:text-box>
          <text:p text:style-name="MP9"><text:span text:style-name="MT3">Copyright © 2011 CommonsWare, LLC</text:span></text:p>
        </draw:text-box>
      </draw:frame>
      <draw:frame presentation:style-name="Mpr1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initial-creator>Mark Murphy</meta:initial-creator>
    <meta:creation-date>2008-12-22T14:20:41</meta:creation-date>
    <dc:creator>Mark Murphy</dc:creator>
    <dc:date>2011-08-07T10:56:40</dc:date>
    <meta:printed-by>Mark Murphy</meta:printed-by>
    <meta:print-date>2011-06-06T14:43:37</meta:print-date>
    <dc:language>en-US</dc:language>
    <meta:editing-cycles>171</meta:editing-cycles>
    <meta:editing-duration>PT27H08M02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